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800000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6.4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cm" svg:height="3.5cm" svg:x="1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5cm" svg:height="7.5cm" svg:x="6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cm" svg:height="3.5cm" svg:x="14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3.5cm" svg:x="14cm" svg:y="17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3.5cm" svg:x="1.5cm" svg:y="17.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cm" svg:y1="5cm" svg:x2="8.5cm" svg:y2="7cm">
          <text:p text:style-name="P1">1</text:p>
        </draw:line>
        <draw:frame draw:style-name="gr3" draw:layer="layout" svg:width="11.771cm" svg:height="3.806cm" svg:x="-1.845cm" svg:y="22.194cm">
          <draw:text-box>
            <text:p>1) trade,{give:{a},get:{b}}</text:p>
            <text:p text:style-name="P2">2) trade,{give:{a},get:{b},player:1}</text:p>
            <text:p text:style-name="P2">3) tradeAccept,{give:{b},get:{a},player:1}</text:p>
            <text:p text:style-name="P2">4) trade,{give:{b},get:{a},player:2}</text:p>
            <text:p text:style-name="P2">5) tradeAccept,{give:{a},get:{b},player:2}</text:p>
          </draw:text-box>
        </draw:frame>
        <draw:line draw:style-name="gr4" draw:text-style-name="P1" draw:layer="layout" svg:x1="12.5cm" svg:y1="8.5cm" svg:x2="14cm" svg:y2="6.5cm">
          <text:p text:style-name="P1">2</text:p>
        </draw:line>
        <draw:line draw:style-name="gr4" draw:text-style-name="P1" draw:layer="layout" svg:x1="12cm" svg:y1="15cm" svg:x2="14cm" svg:y2="17cm">
          <text:p text:style-name="P1">2</text:p>
        </draw:line>
        <draw:line draw:style-name="gr4" draw:text-style-name="P1" draw:layer="layout" svg:x1="8.5cm" svg:y1="15cm" svg:x2="6.5cm" svg:y2="17cm">
          <text:p text:style-name="P1">2</text:p>
        </draw:line>
        <draw:line draw:style-name="gr2" draw:text-style-name="P1" draw:layer="layout" svg:x1="7.5cm" svg:y1="18cm" svg:x2="9cm" svg:y2="16.5cm">
          <text:p text:style-name="P1">3</text:p>
        </draw:line>
        <draw:line draw:style-name="gr2" draw:text-style-name="P1" draw:layer="layout" svg:x1="15.5cm" svg:y1="6.5cm" svg:x2="14cm" svg:y2="8.5cm">
          <text:p text:style-name="P1">3</text:p>
        </draw:line>
        <draw:line draw:style-name="gr4" draw:text-style-name="P1" draw:layer="layout" svg:x1="8.5cm" svg:y1="8.5cm" svg:x2="6.5cm" svg:y2="6.5cm">
          <text:p text:style-name="P1">4</text:p>
        </draw:line>
        <draw:line draw:style-name="gr2" draw:text-style-name="P1" draw:layer="layout" svg:x1="5cm" svg:y1="6.5cm" svg:x2="7cm" svg:y2="8.5cm">
          <text:p text:style-name="P1">5</text:p>
        </draw:line>
        <draw:frame draw:style-name="gr5" draw:layer="layout" svg:width="28.5cm" svg:height="6.7cm" svg:x="13.5cm" svg:y="22cm">
          <draw:text-box>
            <text:p>On trade</text:p>
            <text:p><text:s text:c="2"/>broadcast (2) to all the other players</text:p>
            <text:p/>
            <text:p>On tradeAccept</text:p>
            <text:p><text:s text:c="4"/>Send (4) to the player specified</text:p>
            <text:p><text:s text:c="4"/>Game.player[thisplayer].trade = {give:{b},get:{a},player:1}</text:p>
            <text:p><text:s text:c="4"/>If Game.player[player].trade.{} ~= Game.player[thisplayer].trade.{}</text:p>
            <text:p><text:s text:c="6"/>Shuffle cards around</text:p>
            <text:p><text:s text:c="6"/>Send player a and b their cards</text:p>
          </draw:text-box>
        </draw:frame>
        <draw:frame draw:style-name="gr3" draw:layer="layout" svg:width="6.992cm" svg:height="5.939cm" svg:x="7cm" svg:y="30.5cm">
          <draw:text-box>
            <text:p>On socket.trade</text:p>
            <text:p><text:s text:c="2"/>Display trades</text:p>
            <text:p/>
            <text:p>TradeAccept.click()</text:p>
            <text:p><text:s text:c="2"/>Send (3) to the server</text:p>
            <text:p/>
            <text:p>Trade.click()</text:p>
            <text:p><text:s text:c="2"/>Send (1) to the serv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8-12T13:07:56</meta:creation-date>
    <meta:print-date>2011-08-12T13:08:25</meta:print-date>
    <dc:date>2011-08-12T14:45:40</dc:date>
    <meta:editing-duration>PT18M42S</meta:editing-duration>
    <meta:editing-cycles>1</meta:editing-cycles>
    <meta:document-statistic meta:object-count="16"/>
    <meta:generator>LibreOffice/3.3$Unix LibreOffice_project/330m19$Build-202</meta:generator>
  </office:meta>
</office:document-meta>
</file>